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s" fo:country="ES" style:font-size-asian="18pt" style:font-size-complex="18pt"/>
    </style:style>
    <style:style style:name="P2" style:family="paragraph" style:parent-style-name="Standard">
      <style:paragraph-properties fo:margin-left="1.002cm" fo:margin-right="0cm" fo:text-align="start" style:justify-single-word="false" fo:text-indent="0cm" style:auto-text-indent="false"/>
      <style:text-properties fo:font-size="12pt" fo:language="es" fo:country="ES" style:font-size-asian="12pt" style:font-size-complex="12pt"/>
    </style:style>
    <style:style style:name="P3" style:family="paragraph" style:parent-style-name="Standard">
      <style:paragraph-properties fo:margin-left="1.002cm" fo:margin-right="0cm" fo:text-align="end" style:justify-single-word="false" fo:text-indent="0cm" style:auto-text-indent="false"/>
      <style:text-properties fo:font-size="12pt" fo:language="es" fo:country="ES" style:font-size-asian="12pt" style:font-size-complex="12pt"/>
    </style:style>
    <style:style style:name="P4" style:family="paragraph" style:parent-style-name="Standard">
      <style:paragraph-properties fo:margin-left="1.002cm" fo:margin-right="0cm" fo:text-align="end" style:justify-single-word="false" fo:text-indent="0cm" style:auto-text-indent="false"/>
      <style:text-properties fo:font-size="14pt" fo:language="es" fo:country="ES" style:font-size-asian="14pt" style:font-size-complex="14pt"/>
    </style:style>
    <style:style style:name="P5" style:family="paragraph" style:parent-style-name="Standard">
      <style:paragraph-properties fo:margin-left="1.002cm" fo:margin-right="0cm" fo:text-align="start" style:justify-single-word="false" fo:text-indent="0cm" style:auto-text-indent="false"/>
      <style:text-properties fo:font-size="14pt" fo:language="es" fo:country="ES"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puesta Proyecto DAW2A</text:p>
      <text:p text:style-name="P1"/>
      <text:p text:style-name="P1"/>
      <text:p text:style-name="P3"/>
      <text:p text:style-name="P5">Mi proyecto va a consistir en crear una aplicación web de almacenamiento de archivos en la nube con posibilidad de compartir carpetas entre usuarios.</text:p>
      <text:p text:style-name="P5">He escogido este proyecto porque para mí es un reto ya que se trata de utilizar tecnologías de reciente aparición y uso (HTML5, CSS3) <text:s/>junto con tecnologías mas asentadas(JS y PHP) para realizar un proyecto que me atrae personalmente.</text:p>
      <text:p text:style-name="P5"/>
      <text:p text:style-name="P5">Si todo fuera correctamente habría una segunda parte que seria hacer una aplicación para escritorio para poder gestionar también estos archivos desde un S.O. Esta parte también tiene su atractivo ya que seria combinar una BBDD en la web con una aplicación de escritorio y sincronización de archivos.</text:p>
      <text:p text:style-name="P2"/>
      <text:p text:style-name="P2"/>
      <text:p text:style-name="P2"/>
      <text:p text:style-name="P4">Carles Esparza Gabaldó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es Esparza</meta:initial-creator>
    <meta:creation-date>2013-09-25T08:59:26</meta:creation-date>
    <dc:date>2013-10-16T08:51:59</dc:date>
    <dc:creator>Carles Esparza</dc:creator>
    <meta:editing-duration>P1DT13M</meta:editing-duration>
    <meta:editing-cycles>18</meta:editing-cycles>
    <meta:generator>OpenOffice/4.0.1$Unix OpenOffice.org_project/401m5$Build-9714</meta:generator>
    <meta:document-statistic meta:table-count="0" meta:image-count="0" meta:object-count="0" meta:page-count="1" meta:paragraph-count="5" meta:word-count="117" meta:character-count="729"/>
  </office:meta>
</office:document-meta>
</file>